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00"/>
    <style:style style:name="ce7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7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6"/>
          <table:table-cell table:style-name="ce57" office:value-type="string">
            <text:p>0.12.7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8.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6"/>
          <table:table-cell table:style-name="ce56"/>
          <table:table-cell table:style-name="ce49" table:number-columns-repeated="2"/>
          <table:table-cell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5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6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29cm" draw:caption-point-x="-0.576cm" draw:caption-point-y="1.64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9"/>
          <table:table-cell table:style-name="ce7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17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50M45S</meta:editing-duration>
    <meta:editing-cycles>1271</meta:editing-cycles>
    <meta:generator>OpenOffice/4.1.15$Win32 OpenOffice.org_project/4115m2$Build-9813</meta:generator>
    <dc:date>2024-11-13T17:09:35.8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